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fo:min-height="7.15cm" fo:padding-top="0cm" fo:padding-bottom="0cm" fo:padding-left="0cm" fo:padding-right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6cm" svg:height="7cm" svg:x="0cm" svg:y="0cm">
          <draw:text-box>
            <text:p><text:s text:c="8"/>Montag</text:p>
            <text:p><text:s text:c="5"/>20.10.2020</text:p>
            <text:p><text:s text:c="7"/>20:22.13</text:p>
            <text:p/>
            <text:p>1023.00 hPa</text:p>
            <text:p>100.00 %</text:p>
            <text:p>23.74 °C</text:p>
            <text:p><text:s/>192.168.1.160</text:p>
            <text:p>a</text:p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2:49:29.054422209</meta:creation-date>
    <dc:date>2020-10-20T21:10:03.856665497</dc:date>
    <meta:editing-duration>PT1H30M23S</meta:editing-duration>
    <meta:editing-cycles>5</meta:editing-cycles>
    <meta:generator>LibreOffice/6.0.7.3$Linux_X86_64 LibreOffice_project/00m0$Build-3</meta:generator>
    <meta:document-statistic meta:object-count="1"/>
  </office:meta>
</office:document-meta>
</file>